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ttpOutputMessage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OutputMessage.getBodyAsString( Charset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OutputMessage.getBody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OutputMessage.getBodyAs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OutputMessag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